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bf0041" draw:textarea-horizontal-align="justify" draw:textarea-vertical-align="middle" draw:auto-grow-height="false" fo:min-height="0.766cm" fo:min-width="9.787cm"/>
      <style:paragraph-properties style:writing-mode="lr-tb"/>
    </style:style>
    <style:style style:name="gr2" style:family="graphic" style:parent-style-name="standard">
      <style:graphic-properties draw:fill-color="#bf0041" draw:textarea-horizontal-align="justify" draw:textarea-vertical-align="middle" draw:auto-grow-height="false" fo:min-height="0.766cm" fo:min-width="2.421cm"/>
      <style:paragraph-properties style:writing-mode="lr-tb"/>
    </style:style>
    <style:style style:name="gr3" style:family="graphic" style:parent-style-name="standard">
      <style:graphic-properties draw:fill-color="#f7d1d5" draw:textarea-horizontal-align="justify" draw:textarea-vertical-align="middle" draw:auto-grow-height="false" fo:min-height="1.528cm" fo:min-width="15.883cm"/>
      <style:paragraph-properties style:writing-mode="lr-tb"/>
    </style:style>
    <style:style style:name="gr4" style:family="graphic" style:parent-style-name="standard">
      <style:graphic-properties draw:fill-color="#ffdbb6" draw:textarea-horizontal-align="justify" draw:textarea-vertical-align="middle" draw:auto-grow-height="false" fo:min-height="1.401cm" fo:min-width="5.85cm"/>
      <style:paragraph-properties style:writing-mode="lr-tb"/>
    </style:style>
    <style:style style:name="gr5" style:family="graphic" style:parent-style-name="standard">
      <style:graphic-properties draw:fill-color="#ffffd7" draw:textarea-horizontal-align="justify" draw:textarea-vertical-align="middle" draw:auto-grow-height="false" fo:min-height="0.639cm" fo:min-width="15.883cm"/>
      <style:paragraph-properties style:writing-mode="lr-tb"/>
    </style:style>
    <style:style style:name="gr6" style:family="graphic" style:parent-style-name="standard">
      <style:graphic-properties draw:fill-color="#ffffff" draw:textarea-horizontal-align="justify" draw:textarea-vertical-align="middle" draw:auto-grow-height="false" fo:min-height="1.147cm" fo:min-width="2.421cm"/>
      <style:paragraph-properties style:writing-mode="lr-tb"/>
    </style:style>
    <style:style style:name="gr7" style:family="graphic" style:parent-style-name="standard">
      <style:graphic-properties draw:fill-color="#f6f9d4" draw:textarea-horizontal-align="justify" draw:textarea-vertical-align="middle" draw:auto-grow-height="false" fo:min-height="2.925cm" fo:min-width="2.548cm"/>
      <style:paragraph-properties style:writing-mode="lr-tb"/>
    </style:style>
    <style:style style:name="gr8" style:family="graphic" style:parent-style-name="standard">
      <style:graphic-properties draw:fill-color="#dee6ef" draw:textarea-horizontal-align="justify" draw:textarea-vertical-align="middle" draw:auto-grow-height="false" fo:min-height="1.274cm" fo:min-width="2.421cm"/>
      <style:paragraph-properties style:writing-mode="lr-tb"/>
    </style:style>
    <style:style style:name="gr9" style:family="graphic" style:parent-style-name="standard">
      <style:graphic-properties svg:stroke-color="#3465a4" draw:fill-color="#729fcf" draw:textarea-horizontal-align="justify" draw:textarea-vertical-align="middle" draw:auto-grow-height="false" fo:min-height="0.512cm" fo:min-width="15.883cm"/>
      <style:paragraph-properties style:writing-mode="lr-tb"/>
    </style:style>
    <style:style style:name="gr10" style:family="graphic" style:parent-style-name="standard">
      <style:graphic-properties draw:fill-color="#ffdbb6" draw:textarea-horizontal-align="justify" draw:textarea-vertical-align="middle" draw:auto-grow-height="false" fo:min-height="1.073cm" fo:min-width="0.77cm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-color="#bf0041"/>
      <style:paragraph-properties fo:text-align="center" style:writing-mode="lr-tb"/>
    </style:style>
    <style:style style:name="P3" style:family="paragraph">
      <loext:graphic-properties draw:fill-color="#f7d1d5"/>
      <style:paragraph-properties fo:text-align="center" style:writing-mode="lr-tb"/>
    </style:style>
    <style:style style:name="P4" style:family="paragraph">
      <loext:graphic-properties draw:fill-color="#ffdbb6"/>
      <style:paragraph-properties fo:text-align="center" style:writing-mode="lr-tb"/>
    </style:style>
    <style:style style:name="P5" style:family="paragraph">
      <loext:graphic-properties draw:fill-color="#ffffd7"/>
      <style:paragraph-properties fo:text-align="center" style:writing-mode="lr-tb"/>
    </style:style>
    <style:style style:name="P6" style:family="paragraph">
      <loext:graphic-properties draw:fill-color="#ffffff"/>
      <style:paragraph-properties fo:text-align="center" style:writing-mode="lr-tb"/>
    </style:style>
    <style:style style:name="P7" style:family="paragraph">
      <loext:graphic-properties draw:fill-color="#f6f9d4"/>
      <style:paragraph-properties fo:text-align="center" style:writing-mode="lr-tb"/>
    </style:style>
    <style:style style:name="P8" style:family="paragraph">
      <loext:graphic-properties draw:fill-color="#dee6ef"/>
      <style:paragraph-properties fo:text-align="center" style:writing-mode="lr-tb"/>
    </style:style>
    <style:style style:name="P9" style:family="paragraph">
      <loext:graphic-properties draw:fill-color="#729fcf"/>
      <style:paragraph-properties fo:text-align="center" style:writing-mode="lr-tb"/>
    </style:style>
    <style:style style:name="P10" style:family="paragraph">
      <loext:graphic-properties draw:fill-color="#ffdbb6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name="VC4" draw:style-name="gr1" draw:text-style-name="P2" draw:layer="layout" svg:width="10.287cm" svg:height="1.016cm" svg:x="2.016cm" svg:y="17.256cm">
          <text:p text:style-name="P1">VideoCore4 chip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921cm" svg:height="1.016cm" svg:x="12.43cm" svg:y="17.256cm">
          <text:p text:style-name="P1">chip1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921cm" svg:height="1.016cm" svg:x="15.478cm" svg:y="17.256cm">
          <text:p text:style-name="P1">chipN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6.383cm" svg:height="1.778cm" svg:x="2.016cm" svg:y="15.224cm">
          <text:p text:style-name="P1">LittleKernel</text:p>
          <text:p text:style-name="P1">(VPU0)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6.35cm" svg:height="1.651cm" svg:x="2.016cm" svg:y="13.319cm">
          <text:p text:style-name="P1">Linux</text:p>
          <text:p text:style-name="P1">(ARM)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6.35cm" svg:height="1.651cm" svg:x="8.62cm" svg:y="13.319cm">
          <text:p text:style-name="P1">GPIOd</text:p>
          <text:p text:style-name="P1">(VPU1)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16.383cm" svg:height="0.889cm" svg:x="2.016cm" svg:y="12.176cm">
          <text:p text:style-name="P1">Libmetalpi (abstraction library)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2.921cm" svg:height="1.397cm" svg:x="2.016cm" svg:y="10.525cm">
          <text:p text:style-name="P1">Metalpi</text:p>
          <text:p text:style-name="P1">Tools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2.921cm" svg:height="1.397cm" svg:x="5.318cm" svg:y="10.525cm">
          <text:p text:style-name="P1">Python</text:p>
          <text:p text:style-name="P1">API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2.921cm" svg:height="1.397cm" svg:x="8.62cm" svg:y="10.525cm">
          <text:p text:style-name="P1">API1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3.048cm" svg:height="3.175cm" svg:x="15.351cm" svg:y="8.747cm">
          <text:p text:style-name="P1">AppN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2.921cm" svg:height="1.524cm" svg:x="2.016cm" svg:y="8.747cm">
          <text:p text:style-name="P1">Shell</text:p>
          <text:p text:style-name="P1">script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2.921cm" svg:height="1.524cm" svg:x="5.318cm" svg:y="8.747cm">
          <text:p text:style-name="P1">Python</text:p>
          <text:p text:style-name="P1">script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2.921cm" svg:height="1.524cm" svg:x="8.62cm" svg:y="8.747cm">
          <text:p text:style-name="P1">App1</text:p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16.383cm" svg:height="0.762cm" svg:x="2.016cm" svg:y="7.731cm">
          <text:p text:style-name="P1">User</text:p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2.54cm" svg:height="1.651cm" svg:x="15.605cm" svg:y="13.319cm">
          <text:p/>
          <draw:enhanced-geometry svg:viewBox="0 0 21600 21600" draw:mirror-horizontal="false" draw:mirror-vertical="false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7" draw:text-style-name="P7" draw:layer="layout" svg:width="3.048cm" svg:height="3.175cm" svg:x="11.922cm" svg:y="8.747cm">
          <text:p text:style-name="P1">App2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beration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1-03-30T19:02:09.653667912</meta:creation-date>
    <dc:date>2021-04-02T06:45:54.540555967</dc:date>
    <meta:editing-duration>PT15M23S</meta:editing-duration>
    <meta:editing-cycles>4</meta:editing-cycles>
    <meta:generator>LibreOffice/6.4.7.2$Linux_X86_64 LibreOffice_project/40$Build-2</meta:generator>
    <meta:document-statistic meta:object-count="17"/>
  </office:meta>
</office:document-meta>
</file>